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</style:style>
    <style:style style:name="P4" style:family="paragraph" style:parent-style-name="Standard" style:master-page-name="">
      <loext:graphic-properties draw:fill="none"/>
      <style:paragraph-properties fo:margin-left="1.3cm" fo:margin-right="0cm" fo:margin-top="0cm" fo:margin-bottom="0cm" style:contextual-spacing="false" fo:line-height="100%" fo:text-align="left" style:justify-single-word="false" fo:orphans="2" fo:widows="2" fo:text-indent="-0.9cm" style:auto-text-indent="false" style:page-number="auto" fo:background-color="transparent" style:writing-mode="lr-tb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style:font-name="Times New Roman" style:font-name-complex="Times New Roman1"/>
    </style:style>
    <style:style style:name="P6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style:font-name="Times New Roman" officeooo:paragraph-rsid="00507445" style:font-name-complex="Times New Roman1"/>
    </style:style>
    <style:style style:name="P7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officeooo:paragraph-rsid="005256c5"/>
    </style:style>
    <style:style style:name="P8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style:font-name="Times New Roman" officeooo:rsid="00261e79" officeooo:paragraph-rsid="005256c5" style:font-name-complex="Times New Roman1"/>
    </style:style>
    <style:style style:name="P9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style:font-name="Times New Roman" officeooo:paragraph-rsid="005256c5" style:font-name-complex="Times New Roman1"/>
    </style:style>
    <style:style style:name="P10" style:family="paragraph" style:parent-style-name="Standard">
      <style:paragraph-properties fo:margin-left="1.251cm" fo:margin-top="0cm" fo:margin-bottom="0cm" style:contextual-spacing="false" fo:line-height="100%" fo:text-indent="-0.25cm" style:auto-text-indent="false"/>
    </style:style>
    <style:style style:name="P11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officeooo:paragraph-rsid="0087e6a4"/>
    </style:style>
    <style:style style:name="P12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style:font-name="Times New Roman" officeooo:rsid="002b7be5" officeooo:paragraph-rsid="0087e6a4" style:font-name-complex="Times New Roman1"/>
    </style:style>
    <style:style style:name="P13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style:font-name="Times New Roman" officeooo:paragraph-rsid="0087e6a4" style:font-name-complex="Times New Roman1"/>
    </style:style>
    <style:style style:name="P14" style:family="paragraph" style:parent-style-name="Standard">
      <style:paragraph-properties fo:margin-left="2.501cm" fo:margin-right="-0.002cm" fo:margin-top="0cm" fo:margin-bottom="0cm" style:contextual-spacing="false" fo:line-height="100%"/>
    </style:style>
    <style:style style:name="P15" style:family="paragraph" style:parent-style-name="Standard">
      <style:paragraph-properties fo:margin-left="2.501cm" fo:margin-top="0cm" fo:margin-bottom="0cm" style:contextual-spacing="false" fo:line-height="100%" fo:text-indent="-2.501cm" style:auto-text-indent="false"/>
    </style:style>
    <style:style style:name="P16" style:family="paragraph" style:parent-style-name="Standard" style:master-page-name="">
      <loext:graphic-properties draw:fill="none"/>
      <style:paragraph-properties fo:margin-left="2.499cm" fo:margin-right="0cm" fo:margin-top="0cm" fo:margin-bottom="0cm" style:contextual-spacing="false" fo:line-height="100%" fo:text-align="left" style:justify-single-word="false" fo:orphans="2" fo:widows="2" fo:text-indent="-3.799cm" style:auto-text-indent="false" style:page-number="auto" fo:background-color="transparent" style:writing-mode="lr-tb"/>
    </style:style>
    <style:style style:name="P17" style:family="paragraph" style:parent-style-name="Standard" style:master-page-name="">
      <loext:graphic-properties draw:fill="none"/>
      <style:paragraph-properties fo:margin-left="2.499cm" fo:margin-right="0cm" fo:margin-top="0cm" fo:margin-bottom="0cm" style:contextual-spacing="false" fo:line-height="100%" fo:text-align="left" style:justify-single-word="false" fo:orphans="2" fo:widows="2" fo:text-indent="-1.7cm" style:auto-text-indent="false" style:page-number="auto" fo:background-color="transparent" style:writing-mode="lr-tb"/>
    </style:style>
    <style:style style:name="P18" style:family="paragraph" style:parent-style-name="Standard" style:master-page-name="">
      <loext:graphic-properties draw:fill="none"/>
      <style:paragraph-properties fo:margin-left="2.499cm" fo:margin-right="0cm" fo:margin-top="0cm" fo:margin-bottom="0cm" style:contextual-spacing="false" fo:line-height="100%" fo:text-align="left" style:justify-single-word="false" fo:orphans="2" fo:widows="2" fo:text-indent="-1.9cm" style:auto-text-indent="false" style:page-number="auto" fo:background-color="transparent" style:writing-mode="lr-tb"/>
    </style:style>
    <style:style style:name="P19" style:family="paragraph" style:parent-style-name="Standard" style:master-page-name="">
      <loext:graphic-properties draw:fill="none"/>
      <style:paragraph-properties fo:margin-left="2.499cm" fo:margin-right="0cm" fo:margin-top="0cm" fo:margin-bottom="0cm" style:contextual-spacing="false" fo:line-height="100%" fo:text-align="left" style:justify-single-word="false" fo:orphans="2" fo:widows="2" fo:text-indent="-1.401cm" style:auto-text-indent="false" style:page-number="auto" fo:background-color="transparent" style:writing-mode="lr-tb"/>
      <style:text-properties officeooo:paragraph-rsid="0044c742"/>
    </style:style>
    <style:style style:name="P20" style:family="paragraph" style:parent-style-name="Standard" style:master-page-name="">
      <loext:graphic-properties draw:fill="none"/>
      <style:paragraph-properties fo:margin-left="1.3cm" fo:margin-right="0cm" fo:margin-top="0cm" fo:margin-bottom="0cm" style:contextual-spacing="false" fo:line-height="100%" fo:text-align="left" style:justify-single-word="false" fo:orphans="2" fo:widows="2" fo:text-indent="0cm" style:auto-text-indent="false" style:page-number="auto" fo:background-color="transparent" style:writing-mode="lr-tb"/>
      <style:text-properties style:font-name="Times New Roman" style:font-name-complex="Times New Roman1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officeooo:paragraph-rsid="007f924e"/>
    </style:style>
    <style:style style:name="P22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style:font-name="Times New Roman" style:font-name-complex="Times New Roman1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10e2fb" style:font-name-complex="Times New Roman1"/>
    </style:style>
    <style:style style:name="T3" style:family="text">
      <style:text-properties officeooo:rsid="0085a58c"/>
    </style:style>
    <style:style style:name="T4" style:family="text">
      <style:text-properties style:font-name="Times New Roman" officeooo:rsid="008fb045" style:font-name-complex="Times New Roman1"/>
    </style:style>
    <style:style style:name="T5" style:family="text">
      <style:text-properties style:font-name="Times New Roman" officeooo:rsid="0020974e" style:font-name-complex="Times New Roman1"/>
    </style:style>
    <style:style style:name="T6" style:family="text">
      <style:text-properties style:font-name="Times New Roman" officeooo:rsid="000c7953" style:font-name-complex="Times New Roman1"/>
    </style:style>
    <style:style style:name="T7" style:family="text">
      <style:text-properties style:font-name="Times New Roman" officeooo:rsid="00261e79" style:font-name-complex="Times New Roman1"/>
    </style:style>
    <style:style style:name="T8" style:family="text">
      <style:text-properties style:font-name="Times New Roman" officeooo:rsid="0029549e" style:font-name-complex="Times New Roman1"/>
    </style:style>
    <style:style style:name="T9" style:family="text">
      <style:text-properties style:font-name="Times New Roman" officeooo:rsid="000f5bc1" style:font-name-complex="Times New Roman1"/>
    </style:style>
    <style:style style:name="T10" style:family="text">
      <style:text-properties style:font-name="Times New Roman" officeooo:rsid="002b7be5" style:font-name-complex="Times New Roman1"/>
    </style:style>
    <style:style style:name="T11" style:family="text">
      <style:text-properties style:font-name="Times New Roman" officeooo:rsid="002c174e" style:font-name-complex="Times New Roman1"/>
    </style:style>
    <style:style style:name="T12" style:family="text">
      <style:text-properties style:font-name="Times New Roman" officeooo:rsid="002ed0b4" style:font-name-complex="Times New Roman1"/>
    </style:style>
    <style:style style:name="T13" style:family="text">
      <style:text-properties style:font-name="Times New Roman" officeooo:rsid="003ca150" style:font-name-complex="Times New Roman1"/>
    </style:style>
    <style:style style:name="T14" style:family="text">
      <style:text-properties style:font-name="Times New Roman" officeooo:rsid="00376ce1" style:font-name-complex="Times New Roman1"/>
    </style:style>
    <style:style style:name="T15" style:family="text">
      <style:text-properties style:font-name="Times New Roman" officeooo:rsid="0030330c" style:font-name-complex="Times New Roman1"/>
    </style:style>
    <style:style style:name="T16" style:family="text">
      <style:text-properties style:font-name="Times New Roman" officeooo:rsid="0047222d" style:font-name-complex="Times New Roman1"/>
    </style:style>
    <style:style style:name="T17" style:family="text">
      <style:text-properties style:font-name="Times New Roman" officeooo:rsid="00490c44" style:font-name-complex="Times New Roman1"/>
    </style:style>
    <style:style style:name="T18" style:family="text">
      <style:text-properties style:font-name="Times New Roman" officeooo:rsid="004ae2cf" style:font-name-complex="Times New Roman1"/>
    </style:style>
    <style:style style:name="T19" style:family="text">
      <style:text-properties style:font-name="Times New Roman" officeooo:rsid="0041149d" style:font-name-complex="Times New Roman1"/>
    </style:style>
    <style:style style:name="T20" style:family="text">
      <style:text-properties style:font-name="Times New Roman" officeooo:rsid="00323411" style:font-name-complex="Times New Roman1"/>
    </style:style>
    <style:style style:name="T21" style:family="text">
      <style:text-properties style:font-name="Times New Roman" officeooo:rsid="004407ae" style:font-name-complex="Times New Roman1"/>
    </style:style>
    <style:style style:name="T22" style:family="text">
      <style:text-properties style:font-name="Times New Roman" officeooo:rsid="00449d5f" style:font-name-complex="Times New Roman1"/>
    </style:style>
    <style:style style:name="T23" style:family="text">
      <style:text-properties style:font-name="Times New Roman" officeooo:rsid="0044e091" style:font-name-complex="Times New Roman1"/>
    </style:style>
    <style:style style:name="T24" style:family="text">
      <style:text-properties officeooo:rsid="0010a0e6"/>
    </style:style>
    <style:style style:name="T25" style:family="text">
      <style:text-properties officeooo:rsid="0046d75b"/>
    </style:style>
    <style:style style:name="T26" style:family="text">
      <style:text-properties officeooo:rsid="00450408"/>
    </style:style>
    <style:style style:name="T27" style:family="text">
      <style:text-properties officeooo:rsid="0045c74b"/>
    </style:style>
    <style:style style:name="T28" style:family="text">
      <style:text-properties officeooo:rsid="004e66bf"/>
    </style:style>
    <style:style style:name="T29" style:family="text">
      <style:text-properties style:font-name="Times New Roman" officeooo:rsid="007f924e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——————————————————————————————————————</text:span><text:span text:style-name="T1"/></text:p>
      <text:p text:style-name="P2" loext:marker-style-name="T1"><text:span text:style-name="T1">Для клиента:</text:span></text:p>
      <text:p text:style-name="P1" loext:marker-style-name="T1"><text:span text:style-name="T1">——————————————————————————————————————</text:span><text:span text:style-name="T1"/></text:p>
      <text:p text:style-name="P1" loext:marker-style-name="T1"><text:span text:style-name="T1">1. Регистрация и авторизация:</text:span><text:span text:style-name="T1"/></text:p>
      <text:p text:style-name="P1" loext:marker-style-name="T1"><text:span text:style-name="T1"><text:tab/>1.1. Регистрация в системе по имени, номеру телефона и паролю</text:span><text:span text:style-name="T1"/></text:p>
      <text:p text:style-name="P1" loext:marker-style-name="T1"><text:span text:style-name="T1"><text:tab/>1.2. Вход в систему по номеру телефона и паролю</text:span><text:span text:style-name="T1"/></text:p>
      <text:p text:style-name="P1" loext:marker-style-name="T1"><text:span text:style-name="T1"><text:tab/>1.3. Изменение пароля по номеру телефона</text:span><text:span text:style-name="T1"/></text:p>
      <text:p text:style-name="P1" loext:marker-style-name="T1"><text:span text:style-name="T1">2. Профиль:</text:span><text:span text:style-name="T1"/></text:p>
      <text:p text:style-name="P1" loext:marker-style-name="T1"><text:span text:style-name="T1"><text:tab/>2.1. Просмотр личных данных (имя, номер телефона)</text:span><text:span text:style-name="T1"/></text:p>
      <text:p text:style-name="P1" loext:marker-style-name="T1"><text:span text:style-name="T1"><text:tab/>2.2. Редактирование личных данных (имя, номер телефона)</text:span><text:span text:style-name="T1"/></text:p>
      <text:p text:style-name="P1" loext:marker-style-name="T1"><text:span text:style-name="T1">3. Клубы:</text:span><text:span text:style-name="T1"/></text:p>
      <text:p text:style-name="P3" loext:marker-style-name="T1"><text:span text:style-name="T1"><text:tab/>3.1. Просмотр списка всех клубов с возможностью поиска по конкретному региону и городу, в которых есть работающий клуб/клубы</text:span></text:p>
      <text:p text:style-name="P4" loext:marker-style-name="T1"><text:span text:style-name="T1"><text:tab/>3.2. Просмотр подробной информации о клубе </text:span><text:span text:style-name="T2">с возможностью перехода к доступным слотам для бронирования в случае, если клуб открыт (см. п.5 «Для клиента»)</text:span></text:p>
      <text:p text:style-name="P1" loext:marker-style-name="T1"><text:span text:style-name="T1">4. Избранное:</text:span><text:span text:style-name="T1"/></text:p>
      <text:p text:style-name="P1" loext:marker-style-name="T1"><text:span text:style-name="T1"><text:tab/>4.1. Добавление работающего клуба в список избранных клубов</text:span><text:span text:style-name="T1"/></text:p>
      <text:p text:style-name="P5" loext:marker-style-name="T1"><text:tab/>4.2. Удаление клуба из списка избранных клубов</text:p>
      <text:p text:style-name="P5" loext:marker-style-name="T1"><text:tab/><text:span text:style-name="T3">4.3. Просмотр списка избранных клубов</text:span></text:p>
      <text:p text:style-name="P1" loext:marker-style-name="T1"><text:span text:style-name="T1">5. Бронирования:</text:span><text:span text:style-name="T1"/></text:p>
      <text:p text:style-name="P3" loext:marker-style-name="T1"><text:span text:style-name="T1"><text:tab/>5.1. Просмотр доступных слотов в выбранном клубе на выбранное кол-во минут, <text:s/>кол-во игровых мест, дату</text:span></text:p>
      <text:p text:style-name="P1" loext:marker-style-name="T1"><text:span text:style-name="T1"><text:tab/>5.2. Оформление и оплата бронирования на доступный слот </text:span><text:span text:style-name="T4">(в течении 15 минут)</text:span><text:span text:style-name="T1"> с возможностью написать пожелание клиентом на его бронь</text:span></text:p>
      <text:p text:style-name="P1" loext:marker-style-name="T1"><text:span text:style-name="T1"><text:tab/>5.3. Просмотр списка бронирований по диапазону дат</text:span><text:span text:style-name="T1"/></text:p>
      <text:p text:style-name="P6" loext:marker-style-name="T1"><text:tab/>5.4. Просмотр подробной информации о бронировании (с контактными данными для изменения/отмены бронирования за 24 часа до начала слота)</text:p>
      <text:p text:style-name="P6" loext:marker-style-name="T1"><text:span text:style-name="T1"/></text:p>
      <text:p text:style-name="P6" loext:marker-style-name="T1">——————————————————————————————————————</text:p>
      <text:p text:style-name="P2" loext:marker-style-name="T1"><text:span text:style-name="T1">Для сотрудника:</text:span><text:span text:style-name="T1"/></text:p>
      <text:p text:style-name="P1" loext:marker-style-name="T1"><text:span text:style-name="T1">——————————————————————————————————————</text:span><text:span text:style-name="T1"/></text:p>
      <text:p text:style-name="P1" loext:marker-style-name="T1"><text:span text:style-name="T1">1. Вход:</text:span><text:span text:style-name="T1"/></text:p>
      <text:p text:style-name="P3" loext:marker-style-name="T1"><text:span text:style-name="T1"><text:tab/>1.1. Задание пароля при первом входе в систему, «регистрация» для новых сотрудников </text:span><text:span text:style-name="T5">(см. п.1.2 «Для управляющего»)</text:span></text:p>
      <text:p text:style-name="P3" loext:marker-style-name="T1"><text:span text:style-name="T1"><text:tab/>1.2. Вход в систему по номеру телефона, паролю и клубу (клуб выбирается из тех, где работает данный сотрудник и используется дальше для всех операций)</text:span><text:span text:style-name="T1"/></text:p>
      <text:p text:style-name="P1" loext:marker-style-name="T1"><text:span text:style-name="T1"><text:tab/>1.3. Изменение пароля по номеру телефона</text:span><text:span text:style-name="T1"/></text:p>
      <text:p text:style-name="P1" loext:marker-style-name="T1"><text:span text:style-name="T1">2. Профиль:</text:span><text:span text:style-name="T1"/></text:p>
      <text:p text:style-name="P7" loext:marker-style-name="T1"><text:span text:style-name="T1"><text:tab/>2.1. Просмотр личных данных (фамилия, имя, отчество, номер телефона, рол</text:span><text:span text:style-name="T6">ей</text:span><text:span text:style-name="T1"> в текущем клубе) </text:span><text:span text:style-name="T7">с возможностью смены текущего клуба</text:span></text:p>
      <text:p text:style-name="P8" loext:marker-style-name="T1"/>
      <text:p text:style-name="P9" loext:marker-style-name="T1">——————————————————————————————————————</text:p>
      <text:p text:style-name="P2" loext:marker-style-name="T1"><text:span text:style-name="T1">Для администратора:</text:span><text:span text:style-name="T1"/></text:p>
      <text:p text:style-name="P1" loext:marker-style-name="T1"><text:span text:style-name="T1">——————————————————————————————————————</text:span><text:span text:style-name="T1"/></text:p>
      <text:p text:style-name="P1" loext:marker-style-name="T1"><text:span text:style-name="T1">Администратору доступна вся функциональность для сотрудника, а также:</text:span><text:span text:style-name="T1"/></text:p>
      <text:p text:style-name="P5" loext:marker-style-name="T1"/>
      <text:p text:style-name="P1" loext:marker-style-name="T1"><text:span text:style-name="T1">1. Управление бронированиями:</text:span><text:span text:style-name="T1"/></text:p>
      <text:p text:style-name="P10" loext:marker-style-name="T1"><text:span text:style-name="T1"><text:tab/>1.1. Просмотр списка бронирований в выбранном текущим клубе по дате и </text:span><text:span text:style-name="T8">имени</text:span><text:span text:style-name="T1"> клиента (</text:span><text:span text:style-name="T8">имя клиента</text:span><text:span text:style-name="T1"> - опционально)</text:span></text:p>
      <text:p text:style-name="P1" loext:marker-style-name="T1"><text:span text:style-name="T1"><text:tab/>1.</text:span><text:span text:style-name="T9">2</text:span><text:span text:style-name="T1">. Отмена бронирования</text:span></text:p>
      <text:p text:style-name="P11" loext:marker-style-name="T1"><text:soft-page-break/><text:span text:style-name="T1"><text:tab/>1.</text:span><text:span text:style-name="T9">3</text:span><text:span text:style-name="T1">. Оформление бронирования «на месте» в выбранном клубе на нужную дату, длительность и кол-во симуляторов на доступный слот </text:span><text:span text:style-name="T10">(случай, когда клиент пришел без заранее сделанной брони и</text:span><text:span text:style-name="T11">/или</text:span><text:span text:style-name="T10"> его нет в БД)</text:span></text:p>
      <text:p text:style-name="P12" loext:marker-style-name="T1"/>
      <text:p text:style-name="P13" loext:marker-style-name="T1">——————————————————————————————————————</text:p>
      <text:p text:style-name="P2" loext:marker-style-name="T1"><text:span text:style-name="T1">Для управляющего:</text:span><text:span text:style-name="T1"/></text:p>
      <text:p text:style-name="P1" loext:marker-style-name="T1"><text:span text:style-name="T1">——————————————————————————————————————</text:span><text:span text:style-name="T1"/></text:p>
      <text:p text:style-name="P1" loext:marker-style-name="T1"><text:span text:style-name="T1">Управляющему доступна вся функциональность для администратора, а также:</text:span><text:span text:style-name="T1"/></text:p>
      <text:p text:style-name="P5" loext:marker-style-name="T1"/>
      <text:p text:style-name="P1" loext:marker-style-name="T1"><text:span text:style-name="T1">1. Управление персоналом:</text:span><text:span text:style-name="T1"/></text:p>
      <text:p text:style-name="P1" loext:marker-style-name="T1"><text:span text:style-name="T1"><text:tab/>1.1. Просмотр сотрудников и их ролей в выбранном текущим клубе</text:span><text:span text:style-name="T1"/></text:p>
      <text:p text:style-name="P3" loext:marker-style-name="T1"><text:span text:style-name="T1"><text:tab/>1.2. Добавление сотрудника в выбранный текущим клуб по номеру телефона сотрудника с заданием роли (если сотрудника нет в БД, то создается новый и добавляется в БД, но без пароля, который сотрудник задаст сам при первом входе)</text:span><text:span text:style-name="T1"/></text:p>
      <text:p text:style-name="P1" loext:marker-style-name="T1"><text:span text:style-name="T1"><text:tab/>1.3. Удаление сотрудника из выбранного текущим клуба</text:span><text:span text:style-name="T1"/></text:p>
      <text:p text:style-name="P1" loext:marker-style-name="T1"><text:span text:style-name="T1"><text:tab/>1.4. Добавить роль сотруднику в выбранном текущим клубе</text:span><text:span text:style-name="T1"/></text:p>
      <text:p text:style-name="P1" loext:marker-style-name="T1"><text:span text:style-name="T1"><text:tab/>1.5. Изменить роль сотрудника в выбранном текущем клубе</text:span><text:span text:style-name="T1"/></text:p>
      <text:p text:style-name="P1" loext:marker-style-name="T1"><text:span text:style-name="T1"><text:tab/>1.6. Удалить роль сотрудника в выбранном текущим клубе</text:span></text:p>
      <text:p text:style-name="P1" loext:marker-style-name="T1"><text:span text:style-name="T1">2. Управление клубом:</text:span><text:span text:style-name="T1"/></text:p>
      <text:p text:style-name="P1" loext:marker-style-name="T1"><text:span text:style-name="T1"><text:tab/>2.1. Управление расписанием:</text:span><text:span text:style-name="T1"/></text:p>
      <text:p text:style-name="P14" loext:marker-style-name="T1"><text:span text:style-name="T1">2.1.1. Добавление «дня-исключения» в график работы в выбранном текущим клубе</text:span><text:span text:style-name="T1"/></text:p>
      <text:p text:style-name="P15" loext:marker-style-name="T1"><text:span text:style-name="T1"><text:tab/>2.1.2. Удаление «дня-исключения» в графике работы в выбранном текущим клубе</text:span><text:span text:style-name="T1"/></text:p>
      <text:p text:style-name="P15" loext:marker-style-name="T1"><text:span text:style-name="T1"><text:tab/>2.1.3. Изменение графика работы, а точнее времени открытия и/или закрытия в конкретный день недели (график работы на все дни недели </text:span><text:span text:style-name="T12">должен быть установлен до открытия клуба, </text:span><text:span text:style-name="T13">клуб</text:span><text:span text:style-name="T12"> открывает управляющий, </text:span><text:span text:style-name="T14">при выполнении всех условий</text:span><text:span text:style-name="T12">, см. п. 2.6 «Для управляющего»</text:span><text:span text:style-name="T1">)</text:span></text:p>
      <text:p text:style-name="P1" loext:marker-style-name="T1"><text:span text:style-name="T1"><text:tab/>2.2. Управление симуляторами:</text:span><text:span text:style-name="T1"/></text:p>
      <text:p text:style-name="P1" loext:marker-style-name="T1"><text:span text:style-name="T1"><text:tab/><text:tab/>2.2.1. Изменение количества симуляторов в выбранном текущим клубе</text:span><text:span text:style-name="T1"/></text:p>
      <text:p text:style-name="P1" loext:marker-style-name="T1"><text:span text:style-name="T1"><text:tab/>2.3. Управление играми в клубе:</text:span><text:span text:style-name="T1"/></text:p>
      <text:p text:style-name="P16" loext:marker-style-name="T1"><text:span text:style-name="T1"><text:tab/>2.3.1. Добавить </text:span><text:span text:style-name="T15">активную </text:span><text:span text:style-name="T1">игру в клуб (игра добавляется из справочника игр в БД, </text:span><text:span text:style-name="T16">причем</text:span><text:span text:style-name="T17"> выб</text:span><text:span text:style-name="T18">ирать можно</text:span><text:span text:style-name="T17"> только </text:span><text:span text:style-name="T18">из списка </text:span><text:span text:style-name="T17">активн</text:span><text:span text:style-name="T18">ых</text:span><text:span text:style-name="T17"> игр</text:span><text:span text:style-name="T19">)</text:span></text:p>
      <text:p text:style-name="P17" loext:marker-style-name="T1"><text:span text:style-name="T1"><text:tab/>2.3.2. Удалить игру из клуба </text:span><text:span text:style-name="T20">(можно только в случае, если эта игра не является последней </text:span><text:span text:style-name="T21">активной </text:span><text:span text:style-name="T20">в этом клубе)</text:span></text:p>
      <text:p text:style-name="P1" loext:marker-style-name="T1"><text:span text:style-name="T1"><text:tab/>2.4. Управление ценами в клубе:</text:span><text:span text:style-name="T1"/></text:p>
      <text:p text:style-name="P1" loext:marker-style-name="T1"><text:span text:style-name="T1"><text:tab/><text:tab/>2.4.1. Добавление цены за кол-во минут игры</text:span><text:span text:style-name="T1"/></text:p>
      <text:p text:style-name="P1" loext:marker-style-name="T1"><text:span text:style-name="T1"><text:tab/><text:tab/>2.4.2. Изменение цены за кол-во минут игры</text:span><text:span text:style-name="T1"/></text:p>
      <text:p text:style-name="P18" loext:marker-style-name="T1"><text:span text:style-name="T1"><text:tab/>2.4.3. Удаление цены за кол-во минут игры </text:span><text:span text:style-name="T22">(можно только в случае, если эта цена не является последней в этом клубе)</text:span></text:p>
      <text:p text:style-name="P1" loext:marker-style-name="T1"><text:span text:style-name="T1"><text:tab/>2.5. Управление фотографиями:</text:span><text:span text:style-name="T1"/></text:p>
      <text:p text:style-name="P1" loext:marker-style-name="T1"><text:span text:style-name="T1"><text:tab/><text:tab/>2.5.1. Добавление фотографии</text:span><text:span text:style-name="T1"/></text:p>
      <text:p text:style-name="P19" loext:marker-style-name="T1"><text:span text:style-name="T1"><text:tab/>2.5.2. Удаление фотографии </text:span><text:span text:style-name="T22">(можно только в случае, если эта </text:span><text:span text:style-name="T23">фотография</text:span><text:span text:style-name="T22"> не является последней в этом клубе)</text:span></text:p>
      <text:p text:style-name="P5" loext:marker-style-name="T1"><text:tab/><text:tab/>2.5.3. Переупорядочивание фотографий</text:p>
      <text:p text:style-name="P20" loext:marker-style-name="T1"><text:span text:style-name="T24">2.6. Открыть клуб (открыть клуб можно только при наличии хотя бы одной фотографии, хотя бы одной цены за кол-во минут, полного графика работы на всю неделю и хотя бы одной </text:span><text:span text:style-name="T25">активной </text:span><text:span text:style-name="T24">игры) </text:span></text:p>
      <text:p text:style-name="P20" loext:marker-style-name="T1"><text:span text:style-name="T26">2.7. </text:span><text:span text:style-name="T27">Закрыть клуб (закрыть клуб можно только при отсутствии оплаченных </text:span><text:span text:style-name="T28">и/или ожидающих оплаты</text:span><text:span text:style-name="T27"> «наперед» бронирований</text:span><text:span text:style-name="T25">)</text:span></text:p>
      <text:p text:style-name="P5" loext:marker-style-name="T1"/>
      <text:p text:style-name="P21" loext:marker-style-name="T1"><text:span text:style-name="T1">3. Отчеты </text:span><text:span text:style-name="T29">(за выбранный период по выбранному текущим клубу)</text:span><text:span text:style-name="T1">:</text:span></text:p>
      <text:p text:style-name="P22" loext:marker-style-name="T1"><text:soft-page-break/><text:tab/>3.1. Получение отчета «Cтатистика бронирований», который включает: общее число бронирований, процент отмен, число б<text:bookmark text:name="_GoBack"/>ронирований по дням, пиковые часы</text:p>
      <text:p text:style-name="P22" loext:marker-style-name="T1"><text:tab/>3.2. Получение отчета «Финансовая статистика», который включает: общую выручку, выручку по дням, средний чек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true" style:font-name-asian="Calibri1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ru" fo:country="RU" style:letter-kerning="true" style:font-name-asian="Calibri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fo:font-size="14pt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.141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font-size="14pt" fo:letter-spacing="0.026cm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2f5496" loext:opacity="100%" fo:font-size="14pt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>
      <style:text-properties fo:color="#2f5496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>
      <style:text-properties fo:color="#595959" loext:opacity="100%" fo:font-size="14pt" fo:letter-spacing="0.026cm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DSemkin</meta:initial-creator>
    <meta:editing-cycles>76</meta:editing-cycles>
    <meta:creation-date>2026-01-25T11:25:00</meta:creation-date>
    <dc:date>2026-03-08T17:40:09.962031986</dc:date>
    <meta:editing-duration>PT4H49M5S</meta:editing-duration>
    <meta:generator>LibreOffice/26.2.0.3$Linux_X86_64 LibreOffice_project/afbbd0df0edb6d40b450b0337ac646b0913a760c</meta:generator>
    <meta:document-statistic meta:table-count="0" meta:image-count="0" meta:object-count="0" meta:page-count="3" meta:paragraph-count="73" meta:word-count="670" meta:character-count="4947" meta:non-whitespace-character-count="4290"/>
    <meta:user-defined meta:name="AppVersion">16.0000</meta:user-defined>
    <meta:template xlink:type="simple" xlink:actuate="onRequest" xlink:title="Normal" xlink:href=""/>
  </office:meta>
</office:document-meta>
</file>